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geNGramToken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dgeNGramTokenFilter.EdgeNGram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dgeNGramTokenFilter.ngram( final Token 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dgeNGramTokenFilter.EdgeNGramTokenFilter( TokenStream input , String sideLabel , int minGram , int max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de.Side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dgeNGramTokenFilter.EdgeNGramTokenFilter( TokenStream input , Side side , int minGram , int maxG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de.getSide( String si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d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